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cret Mission</text:p>
      <text:p text:style-name="Standard"/>
      <text:p text:style-name="Standard">Farmer John is being sent on a secret mission with one of his cows. However, Farmer John has not been told which cow to bring; instead, he is given a code with the following rules: The name of the cow (in uppercase letters) and the code should be transformed into a number, which is the product of all the letters in the string mod 47, where “A” is 1 and “Z” is 26. For example, BESSIE’s number would be (2 * 5 * 19 * 19 * 9 * 5) % 47 = 18. The cow will accompany Farmer John on the mission if the cow’s number equals the code’s number. Given the name of a cow and a code, determine if the cow should accompany Farmer John on the mission, printing “GO” if the numbers are equal or “STAY” if they aren’t.</text:p>
      <text:p text:style-name="Standard"/>
      <text:p text:style-name="Standard">Examples:</text:p>
      <text:p text:style-name="Standard"/>
      <text:p text:style-name="Standard">Input <text:s text:c="8"/>Output</text:p>
      <text:p text:style-name="Standard">------ <text:s text:c="7"/>------</text:p>
      <text:p text:style-name="Standard">BESSIE <text:s text:c="8"/>STAY</text:p>
      <text:p text:style-name="Standard">ABC</text:p>
      <text:p text:style-name="Standard"/>
      <text:p text:style-name="Standard">------ <text:s text:c="7"/>------</text:p>
      <text:p text:style-name="Standard">USACO <text:s text:c="10"/>GO</text:p>
      <text:p text:style-name="Standard">ALPHASTAR</text:p>
      <text:p text:style-name="Standard">INPUT FORMAT</text:p>
      <text:p text:style-name="Standard"/>
      <text:p text:style-name="Standard">* Line 1: A string consisting of only 1 to 10 uppercase characters that is the name of the cow.</text:p>
      <text:p text:style-name="Standard">* Line 2: A string consisting of only 1 to 10 uppercase characters that is the code.</text:p>
      <text:p text:style-name="Standard"/>
      <text:p text:style-name="Standard">OUTPUT FORMAT</text:p>
      <text:p text:style-name="Standard"/>
      <text:p text:style-name="Standard">* Line 1: A single line with the word “GO” if the cow should go on the mission or the word “STAY” otherwise.</text:p>
      <text:p text:style-name="Standard"/>
      <text:p text:style-name="Standard">SAMPLE INPUT</text:p>
      <text:p text:style-name="Standard"/>
      <text:p text:style-name="Standard">BESSIE</text:p>
      <text:p text:style-name="Standard">FBHS</text:p>
      <text:p text:style-name="Standard">SAMPLE OUTPUT</text:p>
      <text:p text:style-name="Standard"/>
      <text:p text:style-name="Standard">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6T00:50:22.272000000</meta:creation-date>
    <dc:date>2022-05-26T00:53:43.276000000</dc:date>
    <meta:editing-duration>PT3M20S</meta:editing-duration>
    <meta:editing-cycles>2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20" meta:word-count="229" meta:character-count="1184" meta:non-whitespace-character-count="935"/>
  </office:meta>
</office:document-meta>
</file>